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ffbf00" draw:marker-start-width="0.518cm" draw:marker-end-width="0.518cm" draw:textarea-horizontal-align="justify" draw:textarea-vertical-align="middle" draw:auto-grow-height="false" fo:min-height="5.086cm" fo:min-width="1.769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ff8000" draw:marker-start-width="0.518cm" draw:marker-end-width="0.518cm" draw:textarea-horizontal-align="justify" draw:textarea-vertical-align="middle" draw:auto-grow-height="false" fo:min-height="5.086cm" fo:min-width="1.769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ff4000" draw:marker-start-width="0.518cm" draw:marker-end-width="0.518cm" draw:textarea-horizontal-align="justify" draw:textarea-vertical-align="middle" draw:auto-grow-height="false" fo:min-height="5.086cm" fo:min-width="1.769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800080" draw:marker-start-width="0.518cm" draw:marker-end-width="0.518cm" draw:textarea-horizontal-align="justify" draw:textarea-vertical-align="middle" draw:auto-grow-height="false" fo:min-height="5.086cm" fo:min-width="1.769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2a6099" draw:marker-start-width="0.518cm" draw:marker-end-width="0.518cm" draw:textarea-horizontal-align="justify" draw:textarea-vertical-align="middle" draw:auto-grow-height="false" fo:min-height="5.085cm" fo:min-width="1.769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158466" draw:marker-start-width="0.518cm" draw:marker-end-width="0.518cm" draw:textarea-horizontal-align="justify" draw:textarea-vertical-align="middle" draw:auto-grow-height="false" fo:min-height="5.086cm" fo:min-width="1.769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81d41a" draw:marker-start-width="0.518cm" draw:marker-end-width="0.518cm" draw:textarea-horizontal-align="justify" draw:textarea-vertical-align="middle" draw:auto-grow-height="false" fo:min-height="5.085cm" fo:min-width="1.769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999999" draw:marker-start-width="0.518cm" draw:marker-end-width="0.518cm" draw:textarea-horizontal-align="justify" draw:textarea-vertical-align="middle" draw:auto-grow-height="false" fo:min-height="5.086cm" fo:min-width="1.769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10" style:family="graphic" style:parent-style-name="objectwithoutfill">
      <style:graphic-properties svg:stroke-width="0.212cm" svg:stroke-color="#ffbf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svg:stroke-color="#ff8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88cm" fo:min-width="0.138cm"/>
    </style:style>
    <style:style style:name="gr13" style:family="graphic" style:parent-style-name="objectwithoutfill">
      <style:graphic-properties svg:stroke-width="0.212cm" svg:stroke-color="#ff4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212cm" svg:stroke-color="#80008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svg:stroke-color="#2a6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212cm" svg:stroke-color="#1584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9999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212cm" svg:stroke-color="#81d41a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antarell Extra Bold" fo:font-size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Cantarell Extra Bold"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8cm" svg:height="6.987cm" draw:transform="rotate (1.5707963267949) translate (2.032cm 4.48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1" draw:layer="layout" svg:width="2.48cm" svg:height="6.987cm" draw:transform="rotate (1.5707963267949) translate (2.032cm 7.87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draw:layer="layout" svg:width="2.48cm" svg:height="6.987cm" draw:transform="rotate (1.5707963267949) translate (2.032cm 11.175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" draw:text-style-name="P1" draw:layer="layout" svg:width="2.48cm" svg:height="6.987cm" draw:transform="rotate (1.5707963267949) translate (2.032cm 14.483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" draw:text-style-name="P1" draw:layer="layout" svg:width="2.48cm" svg:height="6.986cm" draw:transform="rotate (1.5707963267949) translate (2.033cm 17.789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" draw:text-style-name="P1" draw:layer="layout" svg:width="2.48cm" svg:height="6.987cm" draw:transform="rotate (1.5707963267949) translate (2.033cm 21.09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1" draw:layer="layout" svg:width="2.48cm" svg:height="6.986cm" draw:transform="rotate (1.5707963267949) translate (2.033cm 24.489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8" draw:text-style-name="P1" draw:layer="layout" svg:width="2.48cm" svg:height="6.987cm" draw:transform="rotate (1.5707963267949) translate (2.033cm 27.79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9" draw:text-style-name="P2" draw:layer="layout" svg:width="4.7cm" svg:height="2.3cm" svg:x="2.1cm" svg:y="2.1cm">
          <draw:text-box>
            <text:p><text:span text:style-name="T1">TXD</text:span></text:p>
          </draw:text-box>
        </draw:frame>
        <draw:frame draw:style-name="gr9" draw:text-style-name="P2" draw:layer="layout" svg:width="4.7cm" svg:height="2.3cm" svg:x="2.1cm" svg:y="5.5cm">
          <draw:text-box>
            <text:p><text:span text:style-name="T1">RXD</text:span></text:p>
          </draw:text-box>
        </draw:frame>
        <draw:frame draw:style-name="gr9" draw:text-style-name="P2" draw:layer="layout" svg:width="4.7cm" svg:height="2.3cm" svg:x="2.1cm" svg:y="8.8cm">
          <draw:text-box>
            <text:p><text:span text:style-name="T1">DTR</text:span></text:p>
          </draw:text-box>
        </draw:frame>
        <draw:frame draw:style-name="gr9" draw:text-style-name="P2" draw:layer="layout" svg:width="4.7cm" svg:height="2.3cm" svg:x="2.1cm" svg:y="12.1cm">
          <draw:text-box>
            <text:p><text:span text:style-name="T1">DSR</text:span></text:p>
          </draw:text-box>
        </draw:frame>
        <draw:frame draw:style-name="gr9" draw:text-style-name="P2" draw:layer="layout" svg:width="4.7cm" svg:height="2.3cm" svg:x="2.1cm" svg:y="15.4cm">
          <draw:text-box>
            <text:p><text:span text:style-name="T1">DCD</text:span></text:p>
          </draw:text-box>
        </draw:frame>
        <draw:frame draw:style-name="gr9" draw:text-style-name="P2" draw:layer="layout" svg:width="4.7cm" svg:height="2.3cm" svg:x="2.1cm" svg:y="18.7cm">
          <draw:text-box>
            <text:p><text:span text:style-name="T1">RI</text:span></text:p>
          </draw:text-box>
        </draw:frame>
        <draw:frame draw:style-name="gr9" draw:text-style-name="P2" draw:layer="layout" svg:width="4.7cm" svg:height="2.3cm" svg:x="2.1cm" svg:y="22.1cm">
          <draw:text-box>
            <text:p><text:span text:style-name="T1">CTS</text:span></text:p>
          </draw:text-box>
        </draw:frame>
        <draw:frame draw:style-name="gr9" draw:text-style-name="P2" draw:layer="layout" svg:width="4.7cm" svg:height="2.3cm" svg:x="2.1cm" svg:y="25.4cm">
          <draw:text-box>
            <text:p><text:span text:style-name="T1">RTS</text:span></text:p>
          </draw:text-box>
        </draw:frame>
        <draw:line draw:style-name="gr10" draw:text-style-name="P3" draw:layer="layout" svg:x1="9cm" svg:y1="3.2cm" svg:x2="15.5cm" svg:y2="3.2cm">
          <text:p/>
        </draw:line>
        <draw:line draw:style-name="gr11" draw:text-style-name="P3" draw:layer="layout" svg:x1="9cm" svg:y1="6.6cm" svg:x2="15.5cm" svg:y2="6.6cm">
          <text:p/>
        </draw:line>
        <draw:line draw:style-name="gr10" draw:text-style-name="P3" draw:layer="layout" svg:x1="15.4cm" svg:y1="3.2cm" svg:x2="15.4cm" svg:y2="4.7cm">
          <text:p/>
        </draw:line>
        <draw:line draw:style-name="gr11" draw:text-style-name="P3" draw:layer="layout" svg:x1="15.4cm" svg:y1="5.1cm" svg:x2="15.4cm" svg:y2="6.6cm">
          <text:p/>
        </draw:line>
        <draw:custom-shape draw:style-name="gr12" draw:text-style-name="P4" draw:layer="layout" svg:width="0.9cm" svg:height="0.9cm" svg:x="1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9cm" svg:y1="9.9cm" svg:x2="15.5cm" svg:y2="9.9cm">
          <text:p/>
        </draw:line>
        <draw:line draw:style-name="gr14" draw:text-style-name="P3" draw:layer="layout" svg:x1="9cm" svg:y1="13.2cm" svg:x2="15.5cm" svg:y2="13.2cm">
          <text:p/>
        </draw:line>
        <draw:line draw:style-name="gr15" draw:text-style-name="P3" draw:layer="layout" svg:x1="9cm" svg:y1="16.6cm" svg:x2="15.5cm" svg:y2="16.6cm">
          <text:p/>
        </draw:line>
        <draw:line draw:style-name="gr15" draw:text-style-name="P3" draw:layer="layout" svg:x1="15.4cm" svg:y1="13.2cm" svg:x2="15.4cm" svg:y2="16.6cm">
          <text:p/>
        </draw:line>
        <draw:line draw:style-name="gr13" draw:text-style-name="P3" draw:layer="layout" svg:x1="15.4cm" svg:y1="9.9cm" svg:x2="15.4cm" svg:y2="13.3cm">
          <text:p/>
        </draw:line>
        <draw:custom-shape draw:style-name="gr12" draw:text-style-name="P4" draw:layer="layout" svg:width="0.9cm" svg:height="0.9cm" svg:x="15.001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9cm" svg:y1="19.8cm" svg:x2="15.5cm" svg:y2="19.8cm">
          <text:p/>
        </draw:line>
        <draw:line draw:style-name="gr17" draw:text-style-name="P3" draw:layer="layout" svg:x1="9cm" svg:y1="26.6cm" svg:x2="15.5cm" svg:y2="26.6cm">
          <text:p/>
        </draw:line>
        <draw:line draw:style-name="gr18" draw:text-style-name="P3" draw:layer="layout" svg:x1="9cm" svg:y1="23.3cm" svg:x2="15.5cm" svg:y2="23.3cm">
          <text:p/>
        </draw:line>
        <draw:line draw:style-name="gr16" draw:text-style-name="P3" draw:layer="layout" svg:x1="15.4cm" svg:y1="19.8cm" svg:x2="15.4cm" svg:y2="23.2cm">
          <text:p/>
        </draw:line>
        <draw:line draw:style-name="gr17" draw:text-style-name="P3" draw:layer="layout" svg:x1="15.4cm" svg:y1="23.2cm" svg:x2="15.4cm" svg:y2="26.6cm">
          <text:p/>
        </draw:line>
        <draw:custom-shape draw:style-name="gr12" draw:text-style-name="P4" draw:layer="layout" svg:width="0.9cm" svg:height="0.9cm" svg:x="15.002cm" svg:y="2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2T06:53:20.551041950</meta:creation-date>
    <dc:date>2021-06-02T07:10:52.484249964</dc:date>
    <meta:editing-duration>PT6M31S</meta:editing-duration>
    <meta:editing-cycles>2</meta:editing-cycles>
    <meta:generator>LibreOffice/7.0.5.2$Linux_X86_64 LibreOffice_project/00$Build-2</meta:generator>
    <dc:subject>Connection diagram for Hardware</dc:subject>
    <dc:title>Test Setup Connection Diagram</dc:title>
    <meta:document-statistic meta:object-count="33"/>
  </office:meta>
</office:document-meta>
</file>